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798cm" fo:min-width="4.453cm"/>
    </style:style>
    <style:style style:name="gr2" style:family="graphic" style:parent-style-name="objectwithoutfill">
      <style:graphic-properties svg:stroke-color="#000000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5" style:family="graphic" style:parent-style-name="standard">
      <style:graphic-properties svg:stroke-color="#000000" draw:fill="solid" draw:fill-color="#90ee90" draw:textarea-horizontal-align="justify" draw:textarea-vertical-align="middle" draw:auto-grow-height="false" fo:min-height="2.798cm" fo:min-width="4.453cm"/>
    </style:style>
    <style:style style:name="gr6" style:family="graphic" style:parent-style-name="standard">
      <style:graphic-properties draw:stroke="none" draw:fill="none" fo:min-height="0.557cm"/>
      <style:paragraph-properties style:writing-mode="lr-tb"/>
    </style:style>
    <style:style style:name="gr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8" style:family="graphic" style:parent-style-name="standard">
      <style:graphic-properties draw:stroke="none" draw:fill="none" fo:min-height="0.512cm"/>
      <style:paragraph-properties style:writing-mode="lr-tb"/>
    </style:style>
    <style:style style:name="gr9" style:family="graphic" style:parent-style-name="standard">
      <style:graphic-properties draw:stroke="none" draw:fill="none" fo:min-height="0.38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solid" draw:fill-color="#90ee90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solid"/>
      <style:paragraph-properties fo:text-align="center"/>
      <style:text-properties fo:color="#000000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53cm" svg:height="3.048cm" svg:x="8.493cm" svg:y="9.38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89cm" svg:y1="9.382cm" svg:x2="9.89cm" svg:y2="12.429cm">
          <text:p/>
        </draw:line>
        <draw:line draw:style-name="gr2" draw:text-style-name="P2" draw:layer="layout" svg:x1="11.795cm" svg:y1="9.383cm" svg:x2="11.795cm" svg:y2="12.43cm">
          <text:p/>
        </draw:line>
        <draw:line draw:style-name="gr2" draw:text-style-name="P2" draw:layer="layout" svg:x1="8.493cm" svg:y1="10.271cm" svg:x2="13.446cm" svg:y2="10.271cm">
          <text:p/>
        </draw:line>
        <draw:line draw:style-name="gr2" draw:text-style-name="P2" draw:layer="layout" svg:x1="8.493cm" svg:y1="11.287cm" svg:x2="13.446cm" svg:y2="11.287cm">
          <text:p/>
        </draw:line>
        <draw:frame draw:style-name="gr3" draw:text-style-name="P4" draw:layer="layout" svg:width="0.832cm" svg:height="0.806cm" svg:x="10.398cm" svg:y="11.414cm">
          <draw:text-box>
            <text:p text:style-name="P3"><text:span text:style-name="T1">A</text:span></text:p>
          </draw:text-box>
        </draw:frame>
        <draw:frame draw:style-name="gr4" draw:text-style-name="P4" draw:layer="layout" svg:width="1.524cm" svg:height="1.361cm" svg:x="8.493cm" svg:y="9.418cm">
          <draw:text-box>
            <text:p text:style-name="P3"><text:span text:style-name="T1">E</text:span><text:span text:style-name="T1">S</text:span></text:p>
          </draw:text-box>
        </draw:frame>
        <draw:custom-shape draw:style-name="gr1" draw:text-style-name="P1" draw:layer="layout" svg:width="4.953cm" svg:height="3.048cm" svg:x="13.065cm" svg:y="5.19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462cm" svg:y1="5.191cm" svg:x2="14.462cm" svg:y2="8.238cm">
          <text:p/>
        </draw:line>
        <draw:line draw:style-name="gr2" draw:text-style-name="P2" draw:layer="layout" svg:x1="16.367cm" svg:y1="5.192cm" svg:x2="16.367cm" svg:y2="8.239cm">
          <text:p/>
        </draw:line>
        <draw:line draw:style-name="gr2" draw:text-style-name="P2" draw:layer="layout" svg:x1="13.065cm" svg:y1="6.08cm" svg:x2="18.018cm" svg:y2="6.08cm">
          <text:p/>
        </draw:line>
        <draw:line draw:style-name="gr2" draw:text-style-name="P2" draw:layer="layout" svg:x1="13.065cm" svg:y1="7.096cm" svg:x2="18.018cm" svg:y2="7.096cm">
          <text:p/>
        </draw:line>
        <draw:frame draw:style-name="gr3" draw:text-style-name="P4" draw:layer="layout" svg:width="0.832cm" svg:height="0.806cm" svg:x="14.97cm" svg:y="7.223cm">
          <draw:text-box>
            <text:p text:style-name="P3"><text:span text:style-name="T1">C</text:span></text:p>
          </draw:text-box>
        </draw:frame>
        <draw:frame draw:style-name="gr4" draw:text-style-name="P4" draw:layer="layout" svg:width="1.524cm" svg:height="1.361cm" svg:x="13.065cm" svg:y="5.227cm">
          <draw:text-box>
            <text:p text:style-name="P3"><text:span text:style-name="T1">ES</text:span></text:p>
          </draw:text-box>
        </draw:frame>
        <draw:custom-shape draw:style-name="gr1" draw:text-style-name="P1" draw:layer="layout" svg:width="4.953cm" svg:height="3.048cm" svg:x="10.779cm" svg:y="13.95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176cm" svg:y1="13.954cm" svg:x2="12.176cm" svg:y2="17.001cm">
          <text:p/>
        </draw:line>
        <draw:line draw:style-name="gr2" draw:text-style-name="P2" draw:layer="layout" svg:x1="14.081cm" svg:y1="13.955cm" svg:x2="14.081cm" svg:y2="17.002cm">
          <text:p/>
        </draw:line>
        <draw:line draw:style-name="gr2" draw:text-style-name="P2" draw:layer="layout" svg:x1="10.779cm" svg:y1="14.843cm" svg:x2="15.732cm" svg:y2="14.843cm">
          <text:p/>
        </draw:line>
        <draw:line draw:style-name="gr2" draw:text-style-name="P2" draw:layer="layout" svg:x1="10.779cm" svg:y1="15.859cm" svg:x2="15.732cm" svg:y2="15.859cm">
          <text:p/>
        </draw:line>
        <draw:frame draw:style-name="gr3" draw:text-style-name="P4" draw:layer="layout" svg:width="0.832cm" svg:height="0.806cm" svg:x="12.684cm" svg:y="15.986cm">
          <draw:text-box>
            <text:p text:style-name="P3"><text:span text:style-name="T1">B</text:span></text:p>
          </draw:text-box>
        </draw:frame>
        <draw:frame draw:style-name="gr4" draw:text-style-name="P4" draw:layer="layout" svg:width="1.524cm" svg:height="1.361cm" svg:x="14.208cm" svg:y="13.99cm">
          <draw:text-box>
            <text:p text:style-name="P3"><text:span text:style-name="T1">EF</text:span></text:p>
          </draw:text-box>
        </draw:frame>
        <draw:custom-shape draw:style-name="gr1" draw:text-style-name="P1" draw:layer="layout" svg:width="4.953cm" svg:height="3.048cm" svg:x="21.066cm" svg:y="5.06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2.463cm" svg:y1="5.064cm" svg:x2="22.463cm" svg:y2="8.111cm">
          <text:p/>
        </draw:line>
        <draw:line draw:style-name="gr2" draw:text-style-name="P2" draw:layer="layout" svg:x1="24.368cm" svg:y1="5.065cm" svg:x2="24.368cm" svg:y2="8.112cm">
          <text:p/>
        </draw:line>
        <draw:line draw:style-name="gr2" draw:text-style-name="P2" draw:layer="layout" svg:x1="21.066cm" svg:y1="5.953cm" svg:x2="26.019cm" svg:y2="5.953cm">
          <text:p/>
        </draw:line>
        <draw:line draw:style-name="gr2" draw:text-style-name="P2" draw:layer="layout" svg:x1="21.066cm" svg:y1="6.969cm" svg:x2="26.019cm" svg:y2="6.969cm">
          <text:p/>
        </draw:line>
        <draw:frame draw:style-name="gr3" draw:text-style-name="P4" draw:layer="layout" svg:width="0.832cm" svg:height="0.806cm" svg:x="22.971cm" svg:y="7.096cm">
          <draw:text-box>
            <text:p text:style-name="P3"><text:span text:style-name="T1">D</text:span></text:p>
          </draw:text-box>
        </draw:frame>
        <draw:frame draw:style-name="gr4" draw:text-style-name="P4" draw:layer="layout" svg:width="1.524cm" svg:height="1.361cm" svg:x="24.622cm" svg:y="5.1cm">
          <draw:text-box>
            <text:p text:style-name="P3"><text:span text:style-name="T1">EF</text:span></text:p>
          </draw:text-box>
        </draw:frame>
        <draw:custom-shape draw:style-name="gr5" draw:text-style-name="P5" draw:layer="layout" svg:width="4.953cm" svg:height="3.048cm" svg:x="19.034cm" svg:y="13.31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0.431cm" svg:y1="13.319cm" svg:x2="20.431cm" svg:y2="16.366cm">
          <text:p/>
        </draw:line>
        <draw:line draw:style-name="gr2" draw:text-style-name="P2" draw:layer="layout" svg:x1="22.336cm" svg:y1="13.32cm" svg:x2="22.336cm" svg:y2="16.367cm">
          <text:p/>
        </draw:line>
        <draw:line draw:style-name="gr2" draw:text-style-name="P2" draw:layer="layout" svg:x1="19.034cm" svg:y1="14.208cm" svg:x2="23.987cm" svg:y2="14.208cm">
          <text:p/>
        </draw:line>
        <draw:line draw:style-name="gr2" draw:text-style-name="P2" draw:layer="layout" svg:x1="19.034cm" svg:y1="15.224cm" svg:x2="23.987cm" svg:y2="15.224cm">
          <text:p/>
        </draw:line>
        <draw:frame draw:style-name="gr3" draw:text-style-name="P4" draw:layer="layout" svg:width="0.832cm" svg:height="0.806cm" svg:x="20.939cm" svg:y="15.351cm">
          <draw:text-box>
            <text:p text:style-name="P3"><text:span text:style-name="T1">X</text:span></text:p>
          </draw:text-box>
        </draw:frame>
        <draw:frame draw:style-name="gr4" draw:text-style-name="P4" draw:layer="layout" svg:width="1.524cm" svg:height="1.361cm" svg:x="22.59cm" svg:y="13.355cm">
          <draw:text-box>
            <text:p text:style-name="P3"><text:span text:style-name="T1">EF</text:span></text:p>
          </draw:text-box>
        </draw:frame>
        <draw:frame draw:style-name="gr6" draw:text-style-name="P6" draw:layer="layout" svg:width="1.133cm" svg:height="0.807cm" svg:x="22.59cm" svg:y="14.335cm">
          <draw:text-box>
            <text:p><text:span text:style-name="T1">PF</text:span></text:p>
          </draw:text-box>
        </draw:frame>
        <draw:frame draw:style-name="gr4" draw:text-style-name="P4" draw:layer="layout" svg:width="1.143cm" svg:height="1.361cm" svg:x="20.939cm" svg:y="13.355cm">
          <draw:text-box>
            <text:p text:style-name="P3"><text:span text:style-name="T1">Ix</text:span></text:p>
          </draw:text-box>
        </draw:frame>
        <draw:frame draw:style-name="gr4" draw:text-style-name="P4" draw:layer="layout" svg:width="1.524cm" svg:height="1.361cm" svg:x="19.161cm" svg:y="13.355cm">
          <draw:text-box>
            <text:p text:style-name="P3"><text:span text:style-name="T1">ES</text:span></text:p>
          </draw:text-box>
        </draw:frame>
        <draw:frame draw:style-name="gr4" draw:text-style-name="P4" draw:layer="layout" svg:width="1.524cm" svg:height="1.361cm" svg:x="19.116cm" svg:y="14.462cm">
          <draw:text-box>
            <text:p text:style-name="P3"><text:span text:style-name="T1">PS</text:span></text:p>
          </draw:text-box>
        </draw:frame>
        <draw:line draw:style-name="gr7" draw:text-style-name="P7" draw:layer="layout" svg:x1="15.732cm" svg:y1="15.095cm" svg:x2="18.907cm" svg:y2="15.095cm">
          <text:p/>
        </draw:line>
        <draw:line draw:style-name="gr7" draw:text-style-name="P2" draw:layer="layout" svg:x1="9.382cm" svg:y1="13.7cm" svg:x2="19.034cm" svg:y2="13.7cm">
          <text:p/>
        </draw:line>
        <draw:line draw:style-name="gr2" draw:text-style-name="P2" draw:layer="layout" svg:x1="9.382cm" svg:y1="13.7cm" svg:x2="9.382cm" svg:y2="12.557cm">
          <text:p/>
        </draw:line>
        <draw:frame draw:style-name="gr8" draw:text-style-name="P6" draw:layer="layout" svg:width="1.747cm" svg:height="0.806cm" svg:x="6.365cm" svg:y="10.398cm">
          <draw:text-box>
            <text:p><text:span text:style-name="T1">(CC)</text:span></text:p>
          </draw:text-box>
        </draw:frame>
        <draw:frame draw:style-name="gr8" draw:text-style-name="P6" draw:layer="layout" svg:width="1.747cm" svg:height="0.806cm" svg:x="8.874cm" svg:y="14.926cm">
          <draw:text-box>
            <text:p><text:span text:style-name="T1">(FC)</text:span></text:p>
          </draw:text-box>
        </draw:frame>
        <draw:frame draw:style-name="gr8" draw:text-style-name="P6" draw:layer="layout" svg:width="1.747cm" svg:height="0.806cm" svg:x="18.526cm" svg:y="5.953cm">
          <draw:text-box>
            <text:p><text:span text:style-name="T1">(CF)</text:span></text:p>
          </draw:text-box>
        </draw:frame>
        <draw:frame draw:style-name="gr8" draw:text-style-name="P6" draw:layer="layout" svg:width="1.747cm" svg:height="0.806cm" svg:x="26.304cm" svg:y="5.909cm">
          <draw:text-box>
            <text:p><text:span text:style-name="T1">(FF)</text:span></text:p>
          </draw:text-box>
        </draw:frame>
        <draw:line draw:style-name="gr7" draw:text-style-name="P7" draw:layer="layout" svg:x1="25.765cm" svg:y1="15.859cm" svg:x2="23.987cm" svg:y2="15.859cm">
          <text:p/>
        </draw:line>
        <draw:line draw:style-name="gr2" draw:text-style-name="P2" draw:layer="layout" svg:x1="25.765cm" svg:y1="15.859cm" svg:x2="25.765cm" svg:y2="8.112cm">
          <text:p/>
        </draw:line>
        <draw:line draw:style-name="gr7" draw:text-style-name="P7" draw:layer="layout" svg:x1="25.257cm" svg:y1="14.716cm" svg:x2="23.987cm" svg:y2="14.716cm">
          <text:p/>
        </draw:line>
        <draw:line draw:style-name="gr2" draw:text-style-name="P2" draw:layer="layout" svg:x1="25.257cm" svg:y1="14.843cm" svg:x2="25.257cm" svg:y2="10.525cm">
          <text:p/>
        </draw:line>
        <draw:line draw:style-name="gr2" draw:text-style-name="P2" draw:layer="layout" svg:x1="15.351cm" svg:y1="10.525cm" svg:x2="15.351cm" svg:y2="8.239cm">
          <text:p/>
        </draw:line>
        <draw:line draw:style-name="gr2" draw:text-style-name="P2" draw:layer="layout" svg:x1="25.257cm" svg:y1="10.525cm" svg:x2="15.351cm" svg:y2="10.525cm">
          <text:p/>
        </draw:line>
        <draw:frame draw:style-name="gr9" draw:text-style-name="P6" draw:layer="layout" svg:width="1.747cm" svg:height="0.806cm" svg:x="26.019cm" svg:y="11.414cm">
          <draw:text-box>
            <text:p><text:span text:style-name="T1">Dd</text:span></text:p>
          </draw:text-box>
        </draw:frame>
        <draw:frame draw:style-name="gr9" draw:text-style-name="P6" draw:layer="layout" svg:width="1.747cm" svg:height="0.806cm" svg:x="18.557cm" svg:y="9.636cm">
          <draw:text-box>
            <text:p><text:span text:style-name="T1">Dc</text:span></text:p>
          </draw:text-box>
        </draw:frame>
        <draw:frame draw:style-name="gr9" draw:text-style-name="P6" draw:layer="layout" svg:width="1.747cm" svg:height="0.806cm" svg:x="14.112cm" svg:y="12.684cm">
          <draw:text-box>
            <text:p><text:span text:style-name="T1">Da</text:span></text:p>
          </draw:text-box>
        </draw:frame>
        <draw:frame draw:style-name="gr9" draw:text-style-name="P6" draw:layer="layout" svg:width="1.747cm" svg:height="0.806cm" svg:x="16.24cm" svg:y="14.208cm">
          <draw:text-box>
            <text:p><text:span text:style-name="T1">D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8:11:20.674042967</meta:creation-date>
    <dc:date>2021-02-15T18:52:35.889859553</dc:date>
    <meta:editing-duration>PT30M38S</meta:editing-duration>
    <meta:editing-cycles>10</meta:editing-cycles>
    <meta:generator>LibreOffice/6.4.6.2$Linux_X86_64 LibreOffice_project/40$Build-2</meta:generator>
    <meta:document-statistic meta:object-count="56"/>
  </office:meta>
</office:document-meta>
</file>